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40000024CDA920D0BE20E356A.png" manifest:media-type="image/png"/>
  <manifest:file-entry manifest:full-path="Pictures/10000201000000A00000007885E3CB19489F69A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102cm" svg:stroke-color="#000000" draw:marker-start="Circle" draw:marker-start-width="0.508cm" draw:marker-start-center="true" draw:marker-end-width="0.509cm" svg:stroke-linecap="round" draw:fill="none" draw:textarea-vertical-align="middle" fo:padding-top="0.176cm" fo:padding-bottom="0.176cm" fo:padding-left="0.301cm" fo:padding-right="0.301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4" style:family="graphic" style:parent-style-name="standard">
      <style:graphic-properties draw:stroke="none" svg:stroke-width="0.053cm" svg:stroke-color="#000000" draw:marker-start-width="0.279cm" draw:marker-end-width="0.279cm" draw:fill-color="#be3f3f" draw:textarea-horizontal-align="justify" draw:textarea-vertical-align="middle" draw:auto-grow-height="false" fo:min-height="0.079cm" fo:min-width="0.127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width="0.053cm" svg:stroke-color="#3465a4" draw:marker-start-width="0.279cm" draw:marker-end-width="0.279cm" draw:fill-color="#000000" draw:textarea-horizontal-align="justify" draw:textarea-vertical-align="middle" draw:auto-grow-height="false" fo:min-height="0.079cm" fo:min-width="0.113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width="0.053cm" svg:stroke-color="#3465a4" draw:marker-start-width="0.279cm" draw:marker-end-width="0.279cm" draw:fill-color="#666666" draw:textarea-horizontal-align="justify" draw:textarea-vertical-align="middle" draw:auto-grow-height="false" fo:min-height="0.054cm" fo:min-width="0.114cm" fo:padding-top="0.151cm" fo:padding-bottom="0.151cm" fo:padding-left="0.276cm" fo:padding-right="0.276cm" style:protect="size"/>
    </style:style>
    <style:style style:name="gr7" style:family="graphic" style:parent-style-name="standard">
      <style:graphic-properties draw:stroke="none" svg:stroke-width="0.053cm" svg:stroke-color="#3465a4" draw:marker-start-width="0.279cm" draw:marker-end-width="0.279cm" draw:fill-color="#9f9e5f" draw:textarea-horizontal-align="justify" draw:textarea-vertical-align="middle" draw:auto-grow-height="false" fo:min-height="0.079cm" fo:min-width="0.113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width="0.053cm" svg:stroke-color="#3465a4" draw:marker-start-width="0.279cm" draw:marker-end-width="0.279cm" draw:fill-color="#7ed22b" draw:textarea-horizontal-align="justify" draw:textarea-vertical-align="middle" draw:auto-grow-height="false" fo:min-height="0.079cm" fo:min-width="0.114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width="0.053cm" svg:stroke-color="#3465a4" draw:marker-start-width="0.279cm" draw:marker-end-width="0.279cm" draw:fill-color="#ead8fc" draw:textarea-horizontal-align="justify" draw:textarea-vertical-align="middle" draw:auto-grow-height="false" fo:min-height="0.079cm" fo:min-width="0.114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width="0.053cm" svg:stroke-color="#3465a4" draw:marker-start-width="0.279cm" draw:marker-end-width="0.279cm" draw:fill-color="#ff7f00" draw:textarea-horizontal-align="justify" draw:textarea-vertical-align="middle" draw:auto-grow-height="false" fo:min-height="0.079cm" fo:min-width="0.114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1.1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.8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2.3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1.5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2.1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1.8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2.1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.595cm"/>
    </style:style>
    <style:style style:name="gr19" style:family="graphic" style:parent-style-name="standard">
      <style:graphic-properties draw:stroke="none" svg:stroke-width="0.053cm" svg:stroke-color="#3465a4" draw:marker-start-width="0.279cm" draw:marker-end-width="0.279cm" draw:fill-color="#9e5f9f" draw:textarea-horizontal-align="justify" draw:textarea-vertical-align="middle" draw:auto-grow-height="false" fo:min-height="0.079cm" fo:min-width="0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width="0.053cm" svg:stroke-color="#3465a4" draw:marker-start-width="0.279cm" draw:marker-end-width="0.279cm" draw:fill-color="#00a853" draw:textarea-horizontal-align="justify" draw:textarea-vertical-align="middle" draw:auto-grow-height="false" fo:min-height="0.079cm" fo:min-width="0cm" fo:padding-top="0.151cm" fo:padding-bottom="0.151cm" fo:padding-left="0.276cm" fo:padding-right="0.276cm"/>
    </style:style>
    <style:style style:name="gr21" style:family="graphic" style:parent-style-name="standard">
      <style:graphic-properties draw:textarea-horizontal-align="justify" draw:textarea-vertical-align="middle" draw:auto-grow-height="false" fo:min-height="0.21cm" fo:min-width="0.134cm"/>
    </style:style>
    <style:style style:name="gr22" style:family="graphic" style:parent-style-name="standard">
      <style:graphic-properties draw:fill="solid" draw:fill-color="#9f9e5f" draw:textarea-horizontal-align="justify" draw:textarea-vertical-align="middle" draw:auto-grow-height="false" fo:min-height="0.21cm" fo:min-width="1.157cm"/>
    </style:style>
    <style:style style:name="gr23" style:family="graphic" style:parent-style-name="standard">
      <style:graphic-properties draw:fill="solid" draw:fill-color="#ff7f00" draw:textarea-horizontal-align="justify" draw:textarea-vertical-align="middle" draw:auto-grow-height="false" fo:min-height="0.21cm" fo:min-width="0.612cm"/>
    </style:style>
    <style:style style:name="gr24" style:family="graphic" style:parent-style-name="standard">
      <style:graphic-properties draw:fill="solid" draw:fill-color="#ff7f00" draw:textarea-horizontal-align="justify" draw:textarea-vertical-align="middle" draw:auto-grow-height="false" fo:min-height="0.21cm" fo:min-width="1.821cm"/>
    </style:style>
    <style:style style:name="gr25" style:family="graphic" style:parent-style-name="standard">
      <style:graphic-properties draw:fill="solid" draw:fill-color="#be3f3f" draw:textarea-horizontal-align="justify" draw:textarea-vertical-align="middle" draw:auto-grow-height="false" fo:min-height="0.21cm" fo:min-width="0.612cm"/>
    </style:style>
    <style:style style:name="gr26" style:family="graphic" style:parent-style-name="standard">
      <style:graphic-properties draw:fill="solid" draw:fill-color="#ead8fc" draw:textarea-horizontal-align="justify" draw:textarea-vertical-align="middle" draw:auto-grow-height="false" fo:min-height="0.21cm" fo:min-width="0.612cm"/>
    </style:style>
    <style:style style:name="gr27" style:family="graphic" style:parent-style-name="standard">
      <style:graphic-properties draw:fill="solid" draw:fill-color="#000000" draw:textarea-horizontal-align="justify" draw:textarea-vertical-align="middle" draw:auto-grow-height="false" fo:min-height="0.21cm" fo:min-width="0.612cm"/>
    </style:style>
    <style:style style:name="gr28" style:family="graphic" style:parent-style-name="standard">
      <style:graphic-properties draw:fill="solid" draw:fill-color="#ff7f00" draw:textarea-horizontal-align="justify" draw:textarea-vertical-align="middle" draw:auto-grow-height="false" fo:min-height="0.21cm" fo:min-width="1.804cm"/>
    </style:style>
    <style:style style:name="gr29" style:family="graphic" style:parent-style-name="standard">
      <style:graphic-properties draw:stroke="solid" svg:stroke-width="0.051cm" svg:stroke-color="#000000" draw:marker-start-width="0.356cm" draw:marker-end-width="0.356cm" draw:fill="none" draw:textarea-horizontal-align="justify" draw:textarea-vertical-align="middle" draw:auto-grow-height="false" fo:min-height="19.34cm" fo:min-width="25.44cm" fo:padding-top="0.151cm" fo:padding-bottom="0.151cm" fo:padding-left="0.276cm" fo:padding-right="0.276cm"/>
    </style:style>
    <style:style style:name="gr30" style:family="graphic" style:parent-style-name="standard">
      <style:graphic-properties draw:stroke="solid" svg:stroke-width="0.051cm" svg:stroke-color="#000000" draw:marker-start-width="0.356cm" draw:marker-end-width="0.356cm" draw:fill="none" draw:textarea-horizontal-align="justify" draw:textarea-vertical-align="middle" draw:auto-grow-height="false" fo:min-height="2.778cm" fo:min-width="9.894cm" fo:padding-top="0.151cm" fo:padding-bottom="0.151cm" fo:padding-left="0.276cm" fo:padding-right="0.276cm"/>
    </style:style>
    <style:style style:name="gr31" style:family="graphic" style:parent-style-name="standard">
      <style:graphic-properties draw:stroke="solid" svg:stroke-width="0.051cm" svg:stroke-color="#000000" draw:marker-start-width="0.356cm" draw:marker-end-width="0.356cm" draw:fill="none" draw:textarea-horizontal-align="justify" draw:textarea-vertical-align="middle" draw:auto-grow-height="false" fo:min-height="1.508cm" fo:min-width="9.894cm" fo:padding-top="0.151cm" fo:padding-bottom="0.151cm" fo:padding-left="0.276cm" fo:padding-right="0.276cm"/>
    </style:style>
    <style:style style:name="gr32" style:family="graphic" style:parent-style-name="standard">
      <style:graphic-properties draw:stroke="solid" svg:stroke-width="0.051cm" svg:stroke-color="#000000" draw:marker-start-width="0.356cm" draw:marker-end-width="0.356cm" draw:fill="none" draw:textarea-horizontal-align="justify" draw:textarea-vertical-align="middle" draw:auto-grow-height="false" fo:min-height="0.238cm" fo:min-width="9.894cm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solid" svg:stroke-width="0.051cm" svg:stroke-color="#000000" draw:marker-start-width="0.356cm" draw:marker-end-width="0.356cm" draw:fill="none" draw:textarea-horizontal-align="justify" draw:textarea-vertical-align="middle" draw:auto-grow-height="false" fo:min-height="0.238cm" fo:min-width="1.258cm" fo:padding-top="0.151cm" fo:padding-bottom="0.151cm" fo:padding-left="0.276cm" fo:padding-right="0.276cm"/>
    </style:style>
    <style:style style:name="gr35" style:family="graphic" style:parent-style-name="standard">
      <style:graphic-properties draw:stroke="solid" svg:stroke-width="0.051cm" svg:stroke-color="#000000" draw:marker-start-width="0.356cm" draw:marker-end-width="0.356cm" draw:fill="none" draw:textarea-horizontal-align="justify" draw:textarea-vertical-align="middle" draw:auto-grow-height="false" fo:min-height="0.238cm" fo:min-width="5.036cm" fo:padding-top="0.151cm" fo:padding-bottom="0.151cm" fo:padding-left="0.276cm" fo:padding-right="0.276cm"/>
    </style:style>
    <style:style style:name="gr36" style:family="graphic" style:parent-style-name="standard">
      <style:graphic-properties draw:stroke="solid" svg:stroke-width="0.051cm" svg:stroke-color="#000000" draw:marker-start-width="0.356cm" draw:marker-end-width="0.356cm" draw:fill="none" draw:textarea-horizontal-align="justify" draw:textarea-vertical-align="middle" draw:auto-grow-height="false" fo:min-height="0.238cm" fo:min-width="2.496cm" fo:padding-top="0.151cm" fo:padding-bottom="0.151cm" fo:padding-left="0.276cm" fo:padding-right="0.276cm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-color="#be3f3f"/>
      <style:paragraph-properties fo:text-align="center"/>
      <style:text-properties fo:font-size="8pt" style:font-size-asian="18pt" style:font-size-complex="18pt"/>
    </style:style>
    <style:style style:name="P6" style:family="paragraph">
      <loext:graphic-properties draw:fill-color="#000000"/>
      <style:paragraph-properties fo:text-align="center"/>
      <style:text-properties fo:font-size="8pt" style:font-size-asian="18pt" style:font-size-complex="18pt"/>
    </style:style>
    <style:style style:name="P7" style:family="paragraph">
      <loext:graphic-properties draw:fill-color="#666666"/>
      <style:paragraph-properties fo:text-align="center"/>
      <style:text-properties fo:font-size="8pt" style:font-size-asian="18pt" style:font-size-complex="18pt"/>
    </style:style>
    <style:style style:name="P8" style:family="paragraph">
      <loext:graphic-properties draw:fill-color="#9f9e5f"/>
      <style:paragraph-properties fo:text-align="center"/>
      <style:text-properties fo:font-size="8pt" style:font-size-asian="18pt" style:font-size-complex="18pt"/>
    </style:style>
    <style:style style:name="P9" style:family="paragraph">
      <loext:graphic-properties draw:fill-color="#7ed22b"/>
      <style:paragraph-properties fo:text-align="center"/>
      <style:text-properties fo:font-size="8pt" style:font-size-asian="18pt" style:font-size-complex="18pt"/>
    </style:style>
    <style:style style:name="P10" style:family="paragraph">
      <loext:graphic-properties draw:fill-color="#ead8fc"/>
      <style:paragraph-properties fo:text-align="center"/>
      <style:text-properties fo:font-size="8pt" style:font-size-asian="18pt" style:font-size-complex="18pt"/>
    </style:style>
    <style:style style:name="P11" style:family="paragraph">
      <loext:graphic-properties draw:fill-color="#ff7f00"/>
      <style:paragraph-properties fo:text-align="center"/>
      <style:text-properties fo:font-size="8pt" style:font-size-asian="18pt" style:font-size-complex="18pt"/>
    </style:style>
    <style:style style:name="P12" style:family="paragraph">
      <style:text-properties fo:font-size="8pt" style:font-size-asian="18pt" style:font-size-complex="18pt"/>
    </style:style>
    <style:style style:name="P13" style:family="paragraph">
      <loext:graphic-properties draw:fill="none" draw:fill-color="#ffffff"/>
      <style:text-properties fo:font-size="8pt" style:font-size-asian="18pt" style:font-size-complex="18pt"/>
    </style:style>
    <style:style style:name="P14" style:family="paragraph">
      <loext:graphic-properties draw:fill-color="#9e5f9f"/>
      <style:paragraph-properties fo:text-align="center"/>
      <style:text-properties fo:font-size="8pt" style:font-size-asian="18pt" style:font-size-complex="18pt"/>
    </style:style>
    <style:style style:name="P15" style:family="paragraph">
      <loext:graphic-properties draw:fill-color="#00a853"/>
      <style:paragraph-properties fo:text-align="center"/>
      <style:text-properties fo:font-size="8pt" style:font-size-asian="18pt" style:font-size-complex="18pt"/>
    </style:style>
    <style:style style:name="P16" style:family="paragraph">
      <style:paragraph-properties fo:text-align="center"/>
      <style:text-properties fo:font-size="10pt" style:font-size-asian="18pt" style:font-size-complex="18pt"/>
    </style:style>
    <style:style style:name="P17" style:family="paragraph">
      <loext:graphic-properties draw:fill="solid" draw:fill-color="#9f9e5f"/>
      <style:paragraph-properties fo:text-align="center"/>
      <style:text-properties fo:font-size="10pt" style:font-size-asian="18pt" style:font-size-complex="18pt"/>
    </style:style>
    <style:style style:name="P18" style:family="paragraph">
      <loext:graphic-properties draw:fill="solid" draw:fill-color="#ff7f00"/>
      <style:paragraph-properties fo:text-align="center"/>
      <style:text-properties fo:font-size="10pt" style:font-size-asian="18pt" style:font-size-complex="18pt"/>
    </style:style>
    <style:style style:name="P19" style:family="paragraph">
      <loext:graphic-properties draw:fill="solid" draw:fill-color="#be3f3f"/>
      <style:paragraph-properties fo:text-align="center"/>
    </style:style>
    <style:style style:name="P20" style:family="paragraph">
      <loext:graphic-properties draw:fill="solid" draw:fill-color="#ead8fc"/>
      <style:paragraph-properties fo:text-align="center"/>
      <style:text-properties fo:font-size="10pt" style:font-size-asian="18pt" style:font-size-complex="18pt"/>
    </style:style>
    <style:style style:name="P21" style:family="paragraph">
      <loext:graphic-properties draw:fill="solid" draw:fill-color="#000000"/>
      <style:paragraph-properties fo:text-align="center"/>
      <style:text-properties fo:font-size="10pt" style:font-size-asian="18pt" style:font-size-complex="1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style:text-properties fo:font-size="10pt"/>
    </style:style>
    <style:style style:name="P26" style:family="paragraph">
      <loext:graphic-properties draw:fill="none" draw:fill-color="#ffffff"/>
      <style:text-properties fo:font-size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8.272cm" svg:y1="9.255cm" svg:x2="19.542cm" svg:y2="9.255cm">
          <text:p/>
        </draw:line>
        <draw:line draw:style-name="gr1" draw:text-style-name="P1" draw:layer="layout" svg:x1="18.272cm" svg:y1="9.89cm" svg:x2="19.542cm" svg:y2="9.89cm">
          <text:p/>
        </draw:line>
        <draw:line draw:style-name="gr1" draw:text-style-name="P1" draw:layer="layout" svg:x1="18.272cm" svg:y1="10.525cm" svg:x2="19.542cm" svg:y2="10.525cm">
          <text:p/>
        </draw:line>
        <draw:line draw:style-name="gr1" draw:text-style-name="P1" draw:layer="layout" svg:x1="18.272cm" svg:y1="11.16cm" svg:x2="19.542cm" svg:y2="11.16cm">
          <text:p/>
        </draw:line>
        <draw:line draw:style-name="gr1" draw:text-style-name="P1" draw:layer="layout" svg:x1="18.272cm" svg:y1="11.795cm" svg:x2="19.542cm" svg:y2="11.795cm">
          <text:p/>
        </draw:line>
        <draw:line draw:style-name="gr1" draw:text-style-name="P1" draw:layer="layout" svg:x1="18.272cm" svg:y1="12.43cm" svg:x2="19.542cm" svg:y2="12.43cm">
          <text:p/>
        </draw:line>
        <draw:line draw:style-name="gr1" draw:text-style-name="P1" draw:layer="layout" svg:x1="18.272cm" svg:y1="13.065cm" svg:x2="19.542cm" svg:y2="13.065cm">
          <text:p/>
        </draw:line>
        <draw:line draw:style-name="gr1" draw:text-style-name="P1" draw:layer="layout" svg:x1="18.272cm" svg:y1="13.7cm" svg:x2="19.542cm" svg:y2="13.7cm">
          <text:p/>
        </draw:line>
        <draw:line draw:style-name="gr1" draw:text-style-name="P1" draw:layer="layout" svg:x1="18.272cm" svg:y1="14.335cm" svg:x2="19.542cm" svg:y2="14.335cm">
          <text:p/>
        </draw:line>
        <draw:frame draw:style-name="gr2" draw:text-style-name="P2" draw:layer="layout" svg:width="7.693cm" svg:height="8.766cm" svg:x="10.124cm" svg:y="6.204cm">
          <draw:image xlink:href="Pictures/10000201000002040000024CDA920D0BE20E356A.png" xlink:type="simple" xlink:show="embed" xlink:actuate="onLoad">
            <text:p/>
          </draw:image>
        </draw:frame>
        <draw:frame draw:style-name="gr3" draw:text-style-name="P4" draw:layer="layout" svg:width="3.025cm" svg:height="1.661cm" svg:x="12.457cm" svg:y="3.927cm">
          <draw:text-box>
            <text:p text:style-name="P3"><text:span text:style-name="T1">Casco Logix</text:span></text:p>
            <text:p text:style-name="P3"><text:span text:style-name="T1">ESPBee</text:span></text:p>
            <text:p text:style-name="P3"><text:span text:style-name="T1">Pinout</text:span></text:p>
          </draw:text-box>
        </draw:frame>
        <draw:g>
          <draw:custom-shape draw:style-name="gr4" draw:text-style-name="P5" draw:layer="layout" svg:width="0.679cm" svg:height="0.381cm" draw:transform="skewX (0.264068315826742) translate (1.484cm 16.1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665cm" svg:height="0.381cm" draw:transform="skewX (0.24923301718479) translate (1.478cm 16.6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666cm" svg:height="0.356cm" draw:transform="skewX (0.263370184125944) translate (1.477cm 17.1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665cm" svg:height="0.381cm" draw:transform="skewX (0.264068315826742) translate (1.484cm 17.7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0.666cm" svg:height="0.381cm" draw:transform="skewX (0.246789556231998) translate (1.477cm 18.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0.666cm" svg:height="0.381cm" draw:transform="skewX (0.246789556231998) translate (1.477cm 18.7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1" draw:layer="layout" svg:width="0.666cm" svg:height="0.381cm" draw:transform="skewX (0.246789556231998) translate (1.477cm 19.22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3" draw:layer="layout" svg:width="1.359cm" svg:height="0.954cm" svg:x="2.054cm" svg:y="16.113cm">
            <draw:text-box>
              <text:p text:style-name="P12">Power</text:p>
            </draw:text-box>
          </draw:frame>
          <draw:frame draw:style-name="gr12" draw:text-style-name="P13" draw:layer="layout" svg:width="1.143cm" svg:height="0.954cm" svg:x="2.016cm" svg:y="16.586cm">
            <draw:text-box>
              <text:p text:style-name="P12">GND</text:p>
            </draw:text-box>
          </draw:frame>
          <draw:frame draw:style-name="gr13" draw:text-style-name="P13" draw:layer="layout" svg:width="2.159cm" svg:height="0.954cm" svg:x="2.016cm" svg:y="17.129cm">
            <draw:text-box>
              <text:p text:style-name="P12">Physical PIN</text:p>
            </draw:text-box>
          </draw:frame>
          <draw:frame draw:style-name="gr14" draw:text-style-name="P13" draw:layer="layout" svg:width="1.632cm" svg:height="0.954cm" svg:x="2.035cm" svg:y="17.637cm">
            <draw:text-box>
              <text:p text:style-name="P12">Port PIN</text:p>
            </draw:text-box>
          </draw:frame>
          <draw:frame draw:style-name="gr15" draw:text-style-name="P13" draw:layer="layout" svg:width="2.001cm" svg:height="0.954cm" svg:x="2.047cm" svg:y="18.145cm">
            <draw:text-box>
              <text:p text:style-name="P12">Analog PIN</text:p>
            </draw:text-box>
          </draw:frame>
          <draw:frame draw:style-name="gr16" draw:text-style-name="P13" draw:layer="layout" svg:width="1.871cm" svg:height="0.954cm" svg:x="2.05cm" svg:y="18.653cm">
            <draw:text-box>
              <text:p text:style-name="P12">Serial PIN</text:p>
            </draw:text-box>
          </draw:frame>
          <draw:frame draw:style-name="gr17" draw:text-style-name="P13" draw:layer="layout" svg:width="2.001cm" svg:height="0.954cm" svg:x="2.047cm" svg:y="19.161cm">
            <draw:text-box>
              <text:p text:style-name="P12">Control PIN</text:p>
            </draw:text-box>
          </draw:frame>
          <draw:frame draw:style-name="gr18" draw:text-style-name="P13" draw:layer="layout" svg:width="1.052cm" svg:height="0.954cm" svg:x="2.107cm" svg:y="19.669cm">
            <draw:text-box>
              <text:p text:style-name="P12">IDE</text:p>
            </draw:text-box>
          </draw:frame>
          <draw:g>
            <draw:custom-shape draw:style-name="gr19" draw:text-style-name="P14" draw:layer="layout" svg:width="0.295cm" svg:height="0.381cm" draw:transform="skewX (0.26162485487395) translate (1.483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15" draw:layer="layout" svg:width="0.289cm" svg:height="0.381cm" draw:transform="skewX (0.26162485487395) translate (1.783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1" draw:text-style-name="P2" draw:layer="layout" svg:width="0.682cm" svg:height="0.508cm" draw:transform="skewX (0.26162485487395) translate (19.368cm 9.001cm)">
          <text:p text:style-name="P2">1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0.682cm" svg:height="0.508cm" draw:transform="skewX (0.26162485487395) translate (19.305cm 9.636cm)">
          <text:p text:style-name="P2">1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0.682cm" svg:height="0.508cm" draw:transform="skewX (0.26162485487395) translate (19.305cm 10.271cm)">
          <text:p text:style-name="P2">1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0.682cm" svg:height="0.508cm" draw:transform="skewX (0.26162485487395) translate (19.305cm 10.906cm)">
          <text:p text:style-name="P2">1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0.682cm" svg:height="0.508cm" draw:transform="skewX (0.26162485487395) translate (19.305cm 11.541cm)">
          <text:p text:style-name="P2">1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0.682cm" svg:height="0.508cm" draw:transform="skewX (0.26162485487395) translate (19.305cm 12.176cm)">
          <text:p text:style-name="P2">1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0.682cm" svg:height="0.508cm" draw:transform="skewX (0.26162485487395) translate (19.305cm 12.811cm)">
          <text:p text:style-name="P2">1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0.682cm" svg:height="0.508cm" draw:transform="skewX (0.26162485487395) translate (19.305cm 13.446cm)">
          <text:p text:style-name="P2">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0.682cm" svg:height="0.508cm" draw:transform="skewX (0.26162485487395) translate (19.305cm 14.081cm)">
          <text:p text:style-name="P2">1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draw:layer="layout" svg:width="1.705cm" svg:height="0.508cm" draw:transform="skewX (0.26162485487395) translate (20.124cm 13.446cm)">
          <text:p text:style-name="P16"><text:span text:style-name="T2">IO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draw:layer="layout" svg:width="1.705cm" svg:height="0.508cm" draw:transform="skewX (0.26162485487395) translate (20.123cm 10.906cm)">
          <text:p text:style-name="P16"><text:span text:style-name="T2">IO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1.16cm" svg:height="0.508cm" draw:transform="skewX (0.26162485487395) translate (21.938cm 13.446cm)">
          <text:p text:style-name="P16"><text:span text:style-name="T2">CT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1.16cm" svg:height="0.508cm" draw:transform="skewX (0.26162485487395) translate (21.938cm 10.906cm)">
          <text:p text:style-name="P16"><text:span text:style-name="T2">RT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layer="layout" svg:width="2.369cm" svg:height="0.508cm" draw:transform="skewX (0.263370184125944) translate (20.124cm 12.811cm)">
          <text:p text:style-name="P16"><text:span text:style-name="T2">ON/SLEE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8.272cm" svg:y1="8.62cm" svg:x2="19.542cm" svg:y2="8.62cm">
          <text:p/>
        </draw:line>
        <draw:custom-shape draw:style-name="gr21" draw:text-style-name="P2" draw:layer="layout" svg:width="0.682cm" svg:height="0.508cm" draw:transform="skewX (0.26162485487395) translate (19.368cm 8.366cm)">
          <text:p text:style-name="P2">20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9.636cm" svg:y1="9.255cm" svg:x2="8.366cm" svg:y2="9.255cm">
          <text:p/>
        </draw:line>
        <draw:line draw:style-name="gr1" draw:text-style-name="P1" draw:layer="layout" svg:x1="9.636cm" svg:y1="9.89cm" svg:x2="8.366cm" svg:y2="9.89cm">
          <text:p/>
        </draw:line>
        <draw:line draw:style-name="gr1" draw:text-style-name="P1" draw:layer="layout" svg:x1="9.636cm" svg:y1="10.525cm" svg:x2="8.366cm" svg:y2="10.525cm">
          <text:p/>
        </draw:line>
        <draw:line draw:style-name="gr1" draw:text-style-name="P1" draw:layer="layout" svg:x1="9.636cm" svg:y1="11.16cm" svg:x2="8.366cm" svg:y2="11.16cm">
          <text:p/>
        </draw:line>
        <draw:line draw:style-name="gr1" draw:text-style-name="P1" draw:layer="layout" svg:x1="9.636cm" svg:y1="11.795cm" svg:x2="8.366cm" svg:y2="11.795cm">
          <text:p/>
        </draw:line>
        <draw:line draw:style-name="gr1" draw:text-style-name="P1" draw:layer="layout" svg:x1="9.636cm" svg:y1="12.43cm" svg:x2="8.366cm" svg:y2="12.43cm">
          <text:p/>
        </draw:line>
        <draw:line draw:style-name="gr1" draw:text-style-name="P1" draw:layer="layout" svg:x1="9.636cm" svg:y1="13.065cm" svg:x2="8.366cm" svg:y2="13.065cm">
          <text:p/>
        </draw:line>
        <draw:line draw:style-name="gr1" draw:text-style-name="P1" draw:layer="layout" svg:x1="9.636cm" svg:y1="13.7cm" svg:x2="8.366cm" svg:y2="13.7cm">
          <text:p/>
        </draw:line>
        <draw:line draw:style-name="gr1" draw:text-style-name="P1" draw:layer="layout" svg:x1="9.636cm" svg:y1="14.335cm" svg:x2="8.366cm" svg:y2="14.335cm">
          <text:p/>
        </draw:line>
        <draw:line draw:style-name="gr1" draw:text-style-name="P1" draw:layer="layout" svg:x1="9.636cm" svg:y1="8.62cm" svg:x2="8.366cm" svg:y2="8.62cm">
          <text:p/>
        </draw:line>
        <draw:custom-shape draw:style-name="gr21" draw:text-style-name="P2" draw:layer="layout" svg:width="0.682cm" svg:height="0.508cm" draw:transform="skewX (0.26162485487395) translate (8.065cm 8.366cm)">
          <text:p text:style-name="P2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9" draw:layer="layout" svg:width="1.16cm" svg:height="0.508cm" draw:transform="skewX (0.26162485487395) translate (6.825cm 8.366cm)">
          <text:p text:style-name="P16"><text:span text:style-name="T2">3.3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0.682cm" svg:height="0.508cm" draw:transform="skewX (0.26162485487395) translate (8.065cm 9.001cm)">
          <text:p text:style-name="P2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0.682cm" svg:height="0.508cm" draw:transform="skewX (0.26162485487395) translate (8.065cm 9.636cm)">
          <text:p text:style-name="P2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0.682cm" svg:height="0.508cm" draw:transform="skewX (0.26162485487395) translate (8.065cm 10.271cm)">
          <text:p text:style-name="P2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0.682cm" svg:height="0.508cm" draw:transform="skewX (0.26162485487395) translate (8.065cm 10.906cm)">
          <text:p text:style-name="P2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0.682cm" svg:height="0.508cm" draw:transform="skewX (0.26162485487395) translate (8.065cm 11.541cm)">
          <text:p text:style-name="P2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0.682cm" svg:height="0.508cm" draw:transform="skewX (0.26162485487395) translate (8.065cm 12.176cm)">
          <text:p text:style-name="P2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0.682cm" svg:height="0.508cm" draw:transform="skewX (0.26162485487395) translate (8.065cm 12.811cm)">
          <text:p text:style-name="P2">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0.682cm" svg:height="0.508cm" draw:transform="skewX (0.26162485487395) translate (8.065cm 13.446cm)">
          <text:p text:style-name="P2">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0.682cm" svg:height="0.508cm" draw:transform="skewX (0.26162485487395) translate (8.065cm 14.081cm)">
          <text:p text:style-name="P2">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0" draw:layer="layout" svg:width="1.16cm" svg:height="0.508cm" draw:transform="skewX (0.26162485487395) translate (6.825cm 9.636cm)">
          <text:p text:style-name="P16"><text:span text:style-name="T2">RX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0" draw:layer="layout" svg:width="1.16cm" svg:height="0.508cm" draw:transform="skewX (0.26162485487395) translate (6.825cm 9.001cm)">
          <text:p text:style-name="P16"><text:span text:style-name="T2">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draw:layer="layout" svg:width="1.16cm" svg:height="0.508cm" draw:transform="skewX (0.26162485487395) translate (6.724cm 14.081cm)">
          <text:p text:style-name="P16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2.352cm" svg:height="0.508cm" draw:transform="skewX (0.26162485487395) translate (5.633cm 10.906cm)">
          <text:p text:style-name="P16"><text:span text:style-name="T2">R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2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10.446cm" svg:height="3.08cm" svg:x="16.494cm" svg:y="17.5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10.446cm" svg:height="1.81cm" svg:x="16.494cm" svg:y="18.7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10.446cm" svg:height="0.54cm" svg:x="16.494cm" svg:y="20.05cm">
          <text:p/>
          <draw:enhanced-geometry svg:viewBox="0 0 21600 21600" draw:type="rectangle" draw:enhanced-path="M 0 0 L 21600 0 21600 21600 0 21600 0 0 Z N"/>
        </draw:custom-shape>
        <draw:frame draw:style-name="gr33" draw:text-style-name="P24" draw:layer="layout" svg:width="3.254cm" svg:height="0.721cm" svg:x="16.438cm" svg:y="18.821cm">
          <draw:text-box>
            <text:p text:style-name="P23"><text:span text:style-name="T1">Title: ESPBee</text:span></text:p>
          </draw:text-box>
        </draw:frame>
        <draw:frame draw:style-name="gr33" draw:text-style-name="P26" draw:layer="layout" svg:width="2.86cm" svg:height="0.641cm" svg:x="16.482cm" svg:y="19.456cm">
          <draw:text-box>
            <text:p text:style-name="P25"><text:span text:style-name="T2">Size: US Letter</text:span></text:p>
          </draw:text-box>
        </draw:frame>
        <draw:frame draw:style-name="gr33" draw:text-style-name="P26" draw:layer="layout" svg:width="4.972cm" svg:height="0.641cm" svg:x="16.467cm" svg:y="19.993cm">
          <draw:text-box>
            <text:p text:style-name="P25"><text:span text:style-name="T2">Company: Casco Logix, LLC</text:span></text:p>
          </draw:text-box>
        </draw:frame>
        <draw:frame draw:style-name="gr33" draw:text-style-name="P26" draw:layer="layout" svg:width="3.233cm" svg:height="0.641cm" svg:x="19.484cm" svg:y="19.456cm">
          <draw:text-box>
            <text:p text:style-name="P25"><text:span text:style-name="T2">Date: 07-30-2017</text:span></text:p>
          </draw:text-box>
        </draw:frame>
        <draw:frame draw:style-name="gr33" draw:text-style-name="P26" draw:layer="layout" svg:width="1.81cm" svg:height="0.641cm" svg:x="25.13cm" svg:y="19.456cm">
          <draw:text-box>
            <text:p text:style-name="P25"><text:span text:style-name="T2">Rev: 1.0</text:span></text:p>
          </draw:text-box>
        </draw:frame>
        <draw:custom-shape draw:style-name="gr34" draw:text-style-name="P22" draw:layer="layout" svg:width="1.81cm" svg:height="0.54cm" svg:x="25.13cm" svg:y="19.5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5.588cm" svg:height="0.54cm" svg:x="19.542cm" svg:y="19.5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3.048cm" svg:height="0.54cm" svg:x="16.494cm" svg:y="19.51cm">
          <text:p/>
          <draw:enhanced-geometry svg:viewBox="0 0 21600 21600" draw:type="rectangle" draw:enhanced-path="M 0 0 L 21600 0 21600 21600 0 21600 0 0 Z N"/>
        </draw:custom-shape>
        <draw:frame draw:style-name="gr37" draw:layer="layout" svg:width="1.398cm" svg:height="1.048cm" svg:x="16.62cm" svg:y="17.605cm">
          <draw:image xlink:href="Pictures/10000201000000A00000007885E3CB19489F69A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666666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0T08:03:31.394000000</meta:creation-date>
    <dc:date>2017-07-30T16:06:55.335000000</dc:date>
    <meta:editing-duration>PT1H45M10S</meta:editing-duration>
    <meta:editing-cycles>30</meta:editing-cycles>
    <meta:generator>LibreOffice/5.3.4.2$Windows_X86_64 LibreOffice_project/f82d347ccc0be322489bf7da61d7e4ad13fe2ff3</meta:generator>
    <meta:document-statistic meta:object-count="84"/>
  </office:meta>
</office:document-meta>
</file>